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 svg:font-family="proxima-nova, helvetica, sans-serif"/>
    <style:font-face style:name="Arial Rounded MT Bold" svg:font-family="'Arial Rounded MT Bold'" style:font-pitch="variable"/>
    <style:font-face style:name="Liberation Mono" svg:font-family="'Liberation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4a904" officeooo:paragraph-rsid="000a366d"/>
    </style:style>
    <style:style style:name="P3" style:family="paragraph" style:parent-style-name="Standard">
      <style:paragraph-properties fo:text-align="start" style:justify-single-word="false"/>
      <style:text-properties officeooo:rsid="0004a904" officeooo:paragraph-rsid="000b8039"/>
    </style:style>
    <style:style style:name="P4" style:family="paragraph" style:parent-style-name="Standard">
      <style:paragraph-properties fo:text-align="start" style:justify-single-word="false"/>
      <style:text-properties officeooo:rsid="000d939d" officeooo:paragraph-rsid="000d939d"/>
    </style:style>
    <style:style style:name="P5" style:family="paragraph" style:parent-style-name="Standard">
      <style:paragraph-properties fo:text-align="start" style:justify-single-word="false"/>
      <style:text-properties officeooo:rsid="00106fa0" officeooo:paragraph-rsid="00181574"/>
    </style:style>
    <style:style style:name="P6" style:family="paragraph" style:parent-style-name="Standard">
      <style:paragraph-properties fo:text-align="start" style:justify-single-word="false"/>
      <style:text-properties officeooo:rsid="00106fa0" officeooo:paragraph-rsid="0015951e"/>
    </style:style>
    <style:style style:name="P7" style:family="paragraph" style:parent-style-name="Standard">
      <style:paragraph-properties fo:text-align="start" style:justify-single-word="false"/>
      <style:text-properties officeooo:rsid="001adb78" officeooo:paragraph-rsid="001adb78"/>
    </style:style>
    <style:style style:name="P8" style:family="paragraph" style:parent-style-name="Standard">
      <style:paragraph-properties fo:text-align="start" style:justify-single-word="false"/>
      <style:text-properties officeooo:rsid="001ba2d9" officeooo:paragraph-rsid="001cff76"/>
    </style:style>
    <style:style style:name="P9" style:family="paragraph" style:parent-style-name="Standard">
      <style:text-properties officeooo:rsid="00213feb" officeooo:paragraph-rsid="00213feb"/>
    </style:style>
    <style:style style:name="P10" style:family="paragraph" style:parent-style-name="Standard">
      <style:text-properties style:font-name="Arial Rounded MT Bold" officeooo:rsid="002762ac" officeooo:paragraph-rsid="002762ac"/>
    </style:style>
    <style:style style:name="P11" style:family="paragraph" style:parent-style-name="Standard">
      <style:paragraph-properties fo:text-align="center" style:justify-single-word="false"/>
      <style:text-properties style:font-name="Arial Rounded MT Bold" fo:font-size="14pt" officeooo:rsid="0004a904" officeooo:paragraph-rsid="0006eb90" style:font-size-asian="14pt" style:font-size-complex="14pt"/>
    </style:style>
    <style:style style:name="P12" style:family="paragraph" style:parent-style-name="Standard">
      <style:paragraph-properties fo:text-align="start" style:justify-single-word="fals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Rounded MT Bold" fo:font-size="12pt" officeooo:rsid="002762ac" officeooo:paragraph-rsid="002762ac" style:font-size-asian="10.5pt" style:font-size-complex="12pt"/>
    </style:style>
    <style:style style:name="P14" style:family="paragraph" style:parent-style-name="Standard">
      <style:text-properties officeooo:rsid="0027dbb0" officeooo:paragraph-rsid="0027f05c"/>
    </style:style>
    <style:style style:name="P15" style:family="paragraph" style:parent-style-name="Standard">
      <style:text-properties officeooo:rsid="00295817" officeooo:paragraph-rsid="00295817"/>
    </style:style>
    <style:style style:name="P16" style:family="paragraph" style:parent-style-name="Standard">
      <style:text-properties officeooo:rsid="002fcf38" officeooo:paragraph-rsid="002fcf38"/>
    </style:style>
    <style:style style:name="P17" style:family="paragraph" style:parent-style-name="Standard">
      <style:text-properties officeooo:rsid="0034412e" officeooo:paragraph-rsid="003a3c95"/>
    </style:style>
    <style:style style:name="P18" style:family="paragraph" style:parent-style-name="Standard">
      <style:text-properties officeooo:rsid="003e88e7" officeooo:paragraph-rsid="003e88e7"/>
    </style:style>
    <style:style style:name="P19" style:family="paragraph" style:parent-style-name="Standard">
      <style:text-properties officeooo:rsid="003f2796" officeooo:paragraph-rsid="003f2796"/>
    </style:style>
    <style:style style:name="P20" style:family="paragraph" style:parent-style-name="Standard">
      <style:text-properties fo:font-size="12pt" officeooo:rsid="00014bdd" officeooo:paragraph-rsid="00014bdd" style:font-size-asian="10.5pt" style:font-size-complex="12pt"/>
    </style:style>
    <style:style style:name="P21" style:family="paragraph" style:parent-style-name="Standard">
      <style:paragraph-properties fo:text-align="start" style:justify-single-word="false"/>
      <style:text-properties fo:font-size="12pt" officeooo:rsid="00014bdd" officeooo:paragraph-rsid="000a366d" style:font-size-asian="10.5pt" style:font-size-complex="12pt"/>
    </style:style>
    <style:style style:name="P22"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23" style:family="paragraph" style:parent-style-name="Standard">
      <style:paragraph-properties fo:text-align="start" style:justify-single-word="false"/>
      <style:text-properties fo:font-size="12pt" officeooo:rsid="000d00a5" officeooo:paragraph-rsid="000b8039" style:font-size-asian="10.5pt" style:font-size-complex="12pt"/>
    </style:style>
    <style:style style:name="P24"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25"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26" style:family="paragraph" style:parent-style-name="Standard">
      <style:paragraph-properties fo:text-align="start" style:justify-single-word="false"/>
      <style:text-properties fo:font-size="12pt" officeooo:rsid="0013a77f" officeooo:paragraph-rsid="0015951e" style:font-size-asian="10.5pt" style:font-size-complex="12pt"/>
    </style:style>
    <style:style style:name="P27" style:family="paragraph" style:parent-style-name="Standard">
      <style:paragraph-properties fo:text-align="start" style:justify-single-word="false"/>
      <style:text-properties fo:font-size="12pt" officeooo:rsid="00181574" officeooo:paragraph-rsid="00181574" style:font-size-asian="10.5pt" style:font-size-complex="12pt"/>
    </style:style>
    <style:style style:name="P28" style:family="paragraph" style:parent-style-name="Standard">
      <style:paragraph-properties fo:text-align="start" style:justify-single-word="false"/>
      <style:text-properties fo:font-size="12pt" officeooo:rsid="001adb78" officeooo:paragraph-rsid="00181574" style:font-size-asian="10.5pt" style:font-size-complex="12pt"/>
    </style:style>
    <style:style style:name="P29"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30" style:family="paragraph" style:parent-style-name="Standard">
      <style:text-properties style:text-position="0% 100%" officeooo:rsid="00295817" officeooo:paragraph-rsid="0027f05c"/>
    </style:style>
    <style:style style:name="P31" style:family="paragraph" style:parent-style-name="Standard">
      <style:text-properties style:text-position="0% 100%" officeooo:rsid="00295817" officeooo:paragraph-rsid="00295817"/>
    </style:style>
    <style:style style:name="P32" style:family="paragraph" style:parent-style-name="Standard">
      <style:text-properties style:text-position="0% 100%" style:font-name="Arial Rounded MT Bold" officeooo:rsid="002b4ab6" officeooo:paragraph-rsid="002b4ab6"/>
    </style:style>
    <style:style style:name="P33" style:family="paragraph" style:parent-style-name="Standard">
      <style:text-properties style:text-position="0% 100%" officeooo:rsid="002b4ab6" officeooo:paragraph-rsid="002b4ab6"/>
    </style:style>
    <style:style style:name="P34" style:family="paragraph" style:parent-style-name="Standard">
      <style:text-properties style:text-position="0% 100%" fo:font-style="italic" officeooo:rsid="002b4ab6" officeooo:paragraph-rsid="002b4ab6" style:font-style-asian="italic" style:font-style-complex="italic"/>
    </style:style>
    <style:style style:name="P35" style:family="paragraph" style:parent-style-name="Standard">
      <style:text-properties style:text-position="0% 100%" fo:font-style="italic" officeooo:rsid="0036eec6" officeooo:paragraph-rsid="0036eec6" style:font-style-asian="italic" style:font-style-complex="italic"/>
    </style:style>
    <style:style style:name="P36" style:family="paragraph" style:parent-style-name="Standard">
      <style:text-properties style:text-position="0% 100%" fo:font-style="italic" officeooo:rsid="00364084" officeooo:paragraph-rsid="00364084" style:font-style-asian="italic" style:font-style-complex="italic"/>
    </style:style>
    <style:style style:name="P37" style:family="paragraph" style:parent-style-name="Standard">
      <style:text-properties style:text-position="0% 100%" fo:font-style="italic" officeooo:rsid="002fcf38" officeooo:paragraph-rsid="002fcf38" style:font-style-asian="italic" style:font-style-complex="italic"/>
    </style:style>
    <style:style style:name="P38" style:family="paragraph" style:parent-style-name="Standard">
      <style:text-properties style:text-position="0% 100%" fo:font-style="italic" officeooo:rsid="003e8e3f" officeooo:paragraph-rsid="003e8e3f" style:font-style-asian="italic" style:font-style-complex="italic"/>
    </style:style>
    <style:style style:name="P39" style:family="paragraph" style:parent-style-name="Standard">
      <style:text-properties style:text-position="0% 100%" officeooo:rsid="002e0ad1" officeooo:paragraph-rsid="002e0ad1"/>
    </style:style>
    <style:style style:name="P40" style:family="paragraph" style:parent-style-name="Standard">
      <style:text-properties style:text-position="0% 100%" officeooo:rsid="002fcf38" officeooo:paragraph-rsid="002fcf38"/>
    </style:style>
    <style:style style:name="P41" style:family="paragraph" style:parent-style-name="Standard">
      <style:text-properties style:text-position="0% 100%" officeooo:rsid="002fcf38" officeooo:paragraph-rsid="0034412e"/>
    </style:style>
    <style:style style:name="P42" style:family="paragraph" style:parent-style-name="Standard">
      <style:text-properties style:text-position="0% 100%" officeooo:rsid="0034412e" officeooo:paragraph-rsid="003a3c95"/>
    </style:style>
    <style:style style:name="P43" style:family="paragraph" style:parent-style-name="Standard">
      <style:text-properties style:text-position="0% 100%" officeooo:rsid="003e88e7" officeooo:paragraph-rsid="002fcf38"/>
    </style:style>
    <style:style style:name="P44" style:family="paragraph" style:parent-style-name="Standard">
      <style:text-properties style:text-position="0% 100%" officeooo:rsid="003e88e7" officeooo:paragraph-rsid="003e88e7"/>
    </style:style>
    <style:style style:name="P45" style:family="paragraph" style:parent-style-name="Standard">
      <style:paragraph-properties fo:text-align="start" style:justify-single-word="false"/>
      <style:text-properties officeooo:rsid="000d00a5" officeooo:paragraph-rsid="000d00a5"/>
    </style:style>
    <style:style style:name="P46" style:family="paragraph" style:parent-style-name="Standard">
      <style:paragraph-properties fo:text-align="start" style:justify-single-word="false"/>
      <style:text-properties officeooo:rsid="00442d48" officeooo:paragraph-rsid="00442d48"/>
    </style:style>
    <style:style style:name="P47" style:family="paragraph" style:parent-style-name="Footnote">
      <style:paragraph-properties fo:margin-left="0in" fo:margin-right="0in" fo:text-align="start" style:justify-single-word="false" fo:orphans="2" fo:widows="2" fo:text-indent="0in" style:auto-text-indent="false"/>
      <style:text-properties officeooo:paragraph-rsid="0008de6d"/>
    </style:style>
    <style:style style:name="P48"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49" style:family="paragraph" style:parent-style-name="Standard">
      <style:paragraph-properties fo:text-align="start" style:justify-single-word="false"/>
      <style:text-properties fo:font-size="12pt" officeooo:rsid="000dc44b" officeooo:paragraph-rsid="000d00a5" style:font-size-asian="10.5pt" style:font-size-complex="12pt"/>
    </style:style>
    <style:style style:name="P50" style:family="paragraph" style:parent-style-name="Standard" style:list-style-name="L1">
      <style:text-properties officeooo:rsid="002b4ab6" officeooo:paragraph-rsid="002b4ab6"/>
    </style:style>
    <style:style style:name="P51" style:family="paragraph" style:parent-style-name="Standard" style:list-style-name="L1">
      <style:text-properties style:text-position="0% 100%" officeooo:rsid="002e0ad1" officeooo:paragraph-rsid="002e0ad1"/>
    </style:style>
    <style:style style:name="P52" style:family="paragraph" style:parent-style-name="Standard" style:list-style-name="L2">
      <style:text-properties style:text-position="0% 100%" officeooo:rsid="002e0ad1" officeooo:paragraph-rsid="002fcf38"/>
    </style:style>
    <style:style style:name="P53" style:family="paragraph" style:parent-style-name="Standard" style:list-style-name="L2">
      <style:text-properties style:text-position="0% 100%" officeooo:rsid="002fcf38" officeooo:paragraph-rsid="002fcf38"/>
    </style:style>
    <style:style style:name="P54" style:family="paragraph" style:parent-style-name="Standard" style:list-style-name="L1">
      <style:text-properties officeooo:rsid="0032d3b4" officeooo:paragraph-rsid="0032d3b4"/>
    </style:style>
    <style:style style:name="P55" style:family="paragraph" style:parent-style-name="Standard" style:list-style-name="L2">
      <style:text-properties officeooo:rsid="002e0ad1" officeooo:paragraph-rsid="0038ba7f"/>
    </style:style>
    <style:style style:name="P56" style:family="paragraph" style:parent-style-name="Standard" style:list-style-name="L2">
      <style:text-properties officeooo:rsid="002fcf38" officeooo:paragraph-rsid="002fcf38"/>
    </style:style>
    <style:style style:name="P57" style:family="paragraph" style:parent-style-name="Standard" style:list-style-name="L4">
      <style:text-properties officeooo:rsid="002fcf38" officeooo:paragraph-rsid="0034412e"/>
    </style:style>
    <style:style style:name="P58" style:family="paragraph" style:parent-style-name="Standard" style:list-style-name="L3">
      <style:text-properties officeooo:paragraph-rsid="00364084"/>
    </style:style>
    <style:style style:name="P59" style:family="paragraph" style:parent-style-name="Standard">
      <style:text-properties officeooo:rsid="00213feb" officeooo:paragraph-rsid="00479f04"/>
    </style:style>
    <style:style style:name="P60" style:family="paragraph" style:parent-style-name="Footnote">
      <style:text-properties officeooo:paragraph-rsid="0049c497"/>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variant="normal" fo:text-transform="none" fo:color="#505050" style:font-name="proxima-nova" fo:font-size="9.14999961853027pt" fo:letter-spacing="normal" fo:font-style="normal" fo:font-weight="normal"/>
    </style:style>
    <style:style style:name="T30" style:family="text">
      <style:text-properties fo:font-variant="normal" fo:text-transform="none" fo:color="#505050" fo:letter-spacing="normal"/>
    </style:style>
    <style:style style:name="T31" style:family="text">
      <style:text-properties officeooo:rsid="000464c7"/>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fo:font-style="italic" officeooo:rsid="0049c497"/>
    </style:style>
    <style:style style:name="T35" style:family="text">
      <style:text-properties officeooo:rsid="000b8039"/>
    </style:style>
    <style:style style:name="T36" style:family="text">
      <style:text-properties officeooo:rsid="0022e6a2"/>
    </style:style>
    <style:style style:name="T37" style:family="text">
      <style:text-properties officeooo:rsid="0027f05c"/>
    </style:style>
    <style:style style:name="T38" style:family="text">
      <style:text-properties style:text-position="super 58%" officeooo:rsid="0027f05c"/>
    </style:style>
    <style:style style:name="T39" style:family="text">
      <style:text-properties style:text-position="super 58%" style:font-name="Liberation Mono" officeooo:rsid="0027f05c"/>
    </style:style>
    <style:style style:name="T40" style:family="text">
      <style:text-properties style:text-position="super 58%" style:font-name="Liberation Mono" officeooo:rsid="00295817"/>
    </style:style>
    <style:style style:name="T41" style:family="text">
      <style:text-properties style:text-position="0% 100%"/>
    </style:style>
    <style:style style:name="T42" style:family="text">
      <style:text-properties style:text-position="0% 100%" officeooo:rsid="0027f05c"/>
    </style:style>
    <style:style style:name="T43" style:family="text">
      <style:text-properties style:text-position="0% 100%" officeooo:rsid="00295817"/>
    </style:style>
    <style:style style:name="T44" style:family="text">
      <style:text-properties style:text-position="0% 100%" style:font-name="Liberation Mono"/>
    </style:style>
    <style:style style:name="T45" style:family="text">
      <style:text-properties style:text-position="0% 100%" style:font-name="Liberation Mono" officeooo:rsid="0027f05c"/>
    </style:style>
    <style:style style:name="T46" style:family="text">
      <style:text-properties style:text-position="0% 100%" style:font-name="Liberation Mono" officeooo:rsid="00295817"/>
    </style:style>
    <style:style style:name="T47" style:family="text">
      <style:text-properties style:text-position="0% 100%" officeooo:rsid="002d2791"/>
    </style:style>
    <style:style style:name="T48" style:family="text">
      <style:text-properties style:text-position="0% 100%" officeooo:rsid="002e0ad1"/>
    </style:style>
    <style:style style:name="T49" style:family="text">
      <style:text-properties style:text-position="0% 100%" officeooo:rsid="002fcf38"/>
    </style:style>
    <style:style style:name="T50" style:family="text">
      <style:text-properties style:text-position="0% 100%" officeooo:rsid="0031fc55"/>
    </style:style>
    <style:style style:name="T51" style:family="text">
      <style:text-properties style:text-position="0% 100%" officeooo:rsid="0032d3b4"/>
    </style:style>
    <style:style style:name="T52" style:family="text">
      <style:text-properties style:text-position="0% 100%" officeooo:rsid="0034412e"/>
    </style:style>
    <style:style style:name="T53" style:family="text">
      <style:text-properties style:text-position="0% 100%" officeooo:rsid="00364084"/>
    </style:style>
    <style:style style:name="T54" style:family="text">
      <style:text-properties style:text-position="0% 100%" officeooo:rsid="003643bf"/>
    </style:style>
    <style:style style:name="T55" style:family="text">
      <style:text-properties style:text-position="0% 100%" officeooo:rsid="0038ba7f"/>
    </style:style>
    <style:style style:name="T56" style:family="text">
      <style:text-properties style:text-position="0% 100%" officeooo:rsid="003a3c95"/>
    </style:style>
    <style:style style:name="T57" style:family="text">
      <style:text-properties style:text-position="0% 100%" officeooo:rsid="003c294e"/>
    </style:style>
    <style:style style:name="T58" style:family="text">
      <style:text-properties style:text-position="0% 100%" officeooo:rsid="003d7c46"/>
    </style:style>
    <style:style style:name="T59" style:family="text">
      <style:text-properties style:text-position="0% 100%" officeooo:rsid="003e88e7"/>
    </style:style>
    <style:style style:name="T60" style:family="text">
      <style:text-properties style:text-position="0% 100%" officeooo:rsid="003e8e3f"/>
    </style:style>
    <style:style style:name="T61" style:family="text">
      <style:text-properties style:text-position="0% 100%" officeooo:rsid="0040a30d"/>
    </style:style>
    <style:style style:name="T62" style:family="text">
      <style:text-properties style:text-position="sub 58%" style:font-name="Liberation Mono" officeooo:rsid="0027f05c"/>
    </style:style>
    <style:style style:name="T63" style:family="text">
      <style:text-properties style:text-position="sub 58%" style:font-name="Liberation Mono" officeooo:rsid="00295817"/>
    </style:style>
    <style:style style:name="T64" style:family="text">
      <style:text-properties style:font-name="Liberation Mono" officeooo:rsid="0027f05c"/>
    </style:style>
    <style:style style:name="T65" style:family="text">
      <style:text-properties officeooo:rsid="0031fc55"/>
    </style:style>
    <style:style style:name="T66" style:family="text">
      <style:text-properties officeooo:rsid="0046a20c"/>
    </style:style>
    <style:style style:name="T67" style:family="text">
      <style:text-properties fo:font-style="normal" style:font-style-asian="normal" style:font-style-complex="normal"/>
    </style:style>
    <style:style style:name="T68" style:family="text">
      <style:text-properties fo:font-style="normal" officeooo:rsid="0049c497" style:font-style-asian="normal" style:font-style-complex="normal"/>
    </style:style>
    <style:style style:name="T69" style:family="text">
      <style:text-properties officeooo:rsid="0049c4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1"><text:span text:style-name="T31">I</text:span>nvestigating indicators of low birthweight</text:p>
      <text:p text:style-name="P22"/>
      <text:p text:style-name="P12">Background</text:p>
      <text:p text:style-name="P2"><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47"><text:span text:style-name="T29"><text:s/>Hack M, Klein N, Taylor H. Long-term developmental outcomes of low birth weight infants. </text:span><text:span text:style-name="T32">The Future of children.</text:span><text:span text:style-name="T30"> </text:span><text:span text:style-name="T29">1995;5(1):176–96.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21"/>
      <text:p text:style-name="P3"><text:span text:style-name="T9">Modern hospital care in developed countries gives LBW babies better chances of survival with minimal negative effects, but </text:span><text:span text:style-name="T11">Stanford Children’s Hospital says, </text:span><text:span text:style-name="T9">“</text:span><text:span text:style-name="T11">N</text:span><text:span text:style-name="T10">early all low birthweight babies need specialized care in the Neonatal Intensive Care Unit.”</text:span><text:span text:style-name="T10"><text:note text:id="ftn2" text:note-class="footnote"><text:note-citation>2</text:note-citation><text:note-body><text:p text:style-name="P48"><text:s/><text:span text:style-name="T35">L</text:span>ow birthweight - Stanford children’s health. http://www.stanfordchildrens.org/en/topic/default?id=low-birthweight-90-P02382.</text:p></text:note-body></text:note></text:span><text:span text:style-name="T10"> This, of course, add</text:span><text:span text:style-name="T28">s</text:span><text:span text:style-name="T10"> significant expense</text:span><text:span text:style-name="T11">.</text:span></text:p>
      <text:p text:style-name="P23"/>
      <text:p text:style-name="P45"><text:span text:style-name="T1">LBW is primarily associated with premature birth, according to the hospital, which lists the mother’s race, age, health and socioeconomic status as contributing factors, as well as the level of prenatal care. Other sources also include education level. </text:span><text:span text:style-name="T12">All of these factors could be addressed in order to decrease the rate of LBW, thus decreasing the risk of developmental problems </text:span><text:span text:style-name="T13">as well as</text:span><text:span text:style-name="T12"> associated expense.</text:span></text:p>
      <text:p text:style-name="P49"/>
      <text:p text:style-name="P46"><text:span text:style-name="T12">M</text:span><text:span text:style-name="T1">y interest in this </text:span></text:p>
      <text:p text:style-name="P24"/>
      <text:p text:style-name="P13">Problem</text:p>
      <text:p text:style-name="P4"><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25"/>
      <text:p text:style-name="P13">Datasets</text:p>
      <text:p text:style-name="P6"><text:span text:style-name="T1">To obtain a result with the greatest relevance for the US as a whole, data covering the country is needed. This can be found scattered throughout various datasets compiled by government agencies, </text:span><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Obesity, Heart Disease and Cancer</text:span></text:a><text:span text:style-name="T1"> </text:span><text:span text:style-name="T15">dataset published by the Centers for Disease Control, provides statistics on premature, LBW and very low birthweight </text:span><text:span text:style-name="T16">along with various demographics and health-related measures.</text:span></text:p>
      <text:p text:style-name="P26"/>
      <text:p text:style-name="P5"><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titled Eqi_results_2013JULY22 gives measures for overall as well as air, water, land, built and sociodemographic environmental quality for all counties.</text:span></text:p>
      <text:p text:style-name="P27"/>
      <text:p text:style-name="P5"><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base adds median household income as well as poverty </text:span><text:soft-page-break/><text:span text:style-name="T21">percentages for the overall, under 17 and under 5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base gives percentage measures </text:span><text:span text:style-name="T22">for various education levels.</text:span></text:p>
      <text:p text:style-name="P28"/>
      <text:p text:style-name="P7"><text:span text:style-name="T1">The first two datasets are in CVS format and the latter two in Excel format, which I will need to convert. All four identify the more than 3,000 US counties by their unique FIPS number, </text:span><text:span text:style-name="T27">and all were published withing the past 2-3 years</text:span><text:span text:style-name="T1">.</text:span></text:p>
      <text:p text:style-name="P29"/>
      <text:p text:style-name="P13">Solution</text:p>
      <text:p text:style-name="P8"><text:span text:style-name="T1">A good fit obtained by using a regressor model to predict LBW, very low birthweight or premature births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add a measure of relative importance among the features. Tree-based feature selection or PCA would also be indicative of this.</text:span></text:p>
      <text:p text:style-name="P1"/>
      <text:p text:style-name="P10">Benchmark</text:p>
      <text:p text:style-name="P59">I am not able to find a benchmark model for this problem. <text:span text:style-name="T36">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36"><text:note text:id="ftn3" text:note-class="footnote"><text:note-citation>3</text:note-citation><text:note-body><text:p text:style-name="P60"><text:span text:style-name="T66">Jackson H, Wei Y, Chen F. </text:span><text:span text:style-name="T67">Quantitative Data Analysis of Multiple Factors Associated with Low Birth Weight in Bibb County, Georgia. </text:span><text:span text:style-name="T33">Journal of the Georgia Public Health Association.</text:span><text:span text:style-name="T67"> </text:span><text:span text:style-name="T68">2008;</text:span><text:span text:style-name="T67">1</text:span><text:span text:style-name="T68">(1):24-32.</text:span><text:span text:style-name="T67"> </text:span>https://www.gapha.org/wp-content/uploads/2015/11/Jackson-Lowbirth-Weight-2008.pdf.</text:p></text:note-body></text:note></text:span><text:span text:style-name="T36"> These factors are all available in the datasets, but as percentages of the total population, whereas the Bibb County study used information on individual women. While these measures do not necessarily correlate, I would expect similar results at least on average, which could be observed using peer counties if the single county result diverges significantly from the study. Additionally, an article on the effects of exposure to carbon monoxide (CO) cited a study that determined a 1.22 odds ratio for CO exposure as a factor in LBW.</text:span><text:span text:style-name="T36"><text:note text:id="ftn0" text:note-class="footnote"><text:note-citation>4</text:note-citation><text:note-body><text:p text:style-name="Footnote">Townsend <text:span text:style-name="T69">C,</text:span> Maynard <text:span text:style-name="T69">R.</text:span> <text:span text:style-name="T67">Effects on Health of Prolonged Exposure to Low Concentrations of Carbon Monoxide.</text:span><text:span text:style-name="T32"> </text:span><text:span text:style-name="T34">Occupational &amp; Environmental Medicine.</text:span> <text:span text:style-name="T69">2002;</text:span>59<text:span text:style-name="T69">(</text:span>10<text:span text:style-name="T69">):708-711. </text:span>https://www.ncbi.nlm.nih.gov/pmc/articles/PMC1740215/pdf/v059p00708.pdf.</text:p></text:note-body></text:note></text:span><text:span text:style-name="T36"> CO is a major component of auto exhaust, in turn a major component of air pollution. This project includes data on environmental quality, which would be expected to have a relatively consistent affect across the population of any given county.</text:span></text:p>
      <text:p text:style-name="P9"/>
      <text:p text:style-name="P10">Evaluation Metrics</text:p>
      <text:p text:style-name="P14">The metrics applied will depend on the method being used. For multi<text:span text:style-name="T65">p</text:span>le linear regression, I will <text:span text:style-name="T37">use the adjusted </text:span><text:span text:style-name="T64">R</text:span><text:span text:style-name="T39">2</text:span><text:span text:style-name="T42">: <text:s/></text:span><text:span text:style-name="T45">R</text:span><text:span text:style-name="T39">2</text:span><text:span text:style-name="T62">adj</text:span><text:span text:style-name="T45"> = 1 (1 – R</text:span><text:span text:style-name="T39">2</text:span><text:span text:style-name="T45">)(n – 1)/(n – p – 1)</text:span><text:span text:style-name="T42">, where n is the </text:span><text:span text:style-name="T43">sample size and p the </text:span><text:span text:style-name="T42">number of </text:span><text:span text:style-name="T43">features</text:span><text:span text:style-name="T42">. Without the adjustment, regular R</text:span><text:span text:style-name="T38">2</text:span><text:span text:style-name="T42"> values are not comparable as the</text:span><text:span text:style-name="T43">y</text:span><text:span text:style-name="T42"> </text:span><text:span text:style-name="T43">suffer from inflation as p increases. The goal will be to maximize </text:span><text:span text:style-name="T46">R</text:span><text:span text:style-name="T40">2</text:span><text:span text:style-name="T63">adj</text:span><text:span text:style-name="T43"> so long as plots or other analyses show the model fitting the data well.</text:span></text:p>
      <text:p text:style-name="P30"/>
      <text:p text:style-name="P15"><text:span text:style-name="T41">For logistic regression, the </text:span><text:span text:style-name="T44">F1</text:span><text:span text:style-name="T41"> score will be used to measure the model’s ability to classify the data points as representing low birthweight or not, using the Healthy People 2010 target as the divider between classes.</text:span></text:p>
      <text:p text:style-name="P31"/>
      <text:p text:style-name="P32">Project design</text:p>
      <text:p text:style-name="P33"/>
      <text:p text:style-name="P34"><text:soft-page-break/>Preprocessing</text:p>
      <text:list xml:id="list4958803715335710167" text:style-name="L1">
        <text:list-item>
          <text:p text:style-name="P50"><text:span text:style-name="T48">C</text:span><text:span text:style-name="T41">ombine the datasets, performing an initial manual feature selection in the process. </text:span><text:span text:style-name="T47">Most of the CHSI dataset </text:span><text:span text:style-name="T48">can be discarded, except for data on demographics, LBW and premature birth, and smoking. Data on education, economics and environmental quality will be added from the other three sets, keying on the FIPS number.</text:span></text:p>
        </text:list-item>
        <text:list-item>
          <text:p text:style-name="P51">Check data for completeness, and delete counties with missing data, which seemingly are few if any. If more data than expected is missing, consider alternate sources.</text:p>
        </text:list-item>
        <text:list-item>
          <text:p text:style-name="P54"><text:span text:style-name="T41">Convert </text:span><text:span text:style-name="T52">data into comparable formats, e.g. </text:span><text:span text:style-name="T41">raw numbers to percentages. </text:span></text:p>
        </text:list-item>
      </text:list>
      <text:p text:style-name="P39"/>
      <text:p text:style-name="P35">Exploration</text:p>
      <text:list xml:id="list7832106931090186155" text:style-name="L2">
        <text:list-item>
          <text:p text:style-name="P52">Obtain statistical measures for the data to identify and remove outliers.</text:p>
        </text:list-item>
        <text:list-item>
          <text:p text:style-name="P55"><text:span text:style-name="T51">S</text:span><text:span text:style-name="T55">cale the data.</text:span></text:p>
        </text:list-item>
        <text:list-item>
          <text:p text:style-name="P55"><text:span text:style-name="T49">Use a scatterplot </text:span><text:span text:style-name="T41">to determine whether the data for each feature is normally distributed, </text:span><text:span text:style-name="T49">and if</text:span><text:span text:style-name="T41"> not </text:span><text:span text:style-name="T49">transform it</text:span><text:span text:style-name="T41">.</text:span></text:p>
        </text:list-item>
        <text:list-item>
          <text:p text:style-name="P56"><text:span text:style-name="T41">Use the scatterplot or a heat map to identify highly correlated features and </text:span><text:span text:style-name="T51">whether any of the three potentially interesting targets — low birth rate, very low birth rate and premature births — are highly correlated.</text:span></text:p>
          <text:p text:style-name="P53"/>
        </text:list-item>
      </text:list>
      <text:p text:style-name="P36">Partitioning</text:p>
      <text:list xml:id="list2953059183384334110" text:style-name="L3">
        <text:list-item>
          <text:p text:style-name="P58"><text:span text:style-name="T53">Randomly partition the data </text:span><text:span text:style-name="T54">80/20 </text:span><text:span text:style-name="T53">into training and test sets, </text:span><text:span text:style-name="T54">so none of the model-building procedures has access to the test data. </text:span></text:p>
        </text:list-item>
      </text:list>
      <text:p text:style-name="P40"/>
      <text:p text:style-name="P37">Feature identification</text:p>
      <text:list xml:id="list2517003929708469436" text:style-name="L4">
        <text:list-item>
          <text:p text:style-name="P57"><text:span text:style-name="T41">Use </text:span><text:span text:style-name="T58">Scikit Learn’s ExtraTreesRegressor</text:span><text:span text:style-name="T41"> and PCA to identify relevant features and the amount of variance in the data that can </text:span><text:span text:style-name="T58">be </text:span><text:span text:style-name="T41">account</text:span><text:span text:style-name="T58">ed</text:span><text:span text:style-name="T41"> for. </text:span><text:span text:style-name="T55">This will not be used for feature selection but for comparison with the features selected by the </text:span><text:span text:style-name="T58">models</text:span><text:span text:style-name="T55">.</text:span></text:p>
        </text:list-item>
      </text:list>
      <text:p text:style-name="P41"/>
      <text:p text:style-name="P37">Modeling</text:p>
      <text:p text:style-name="P17"><text:span text:style-name="T41">I plan to </text:span><text:span text:style-name="T56">explore</text:span><text:span text:style-name="T41"> two approaches to modeling the data: a multiple regression to predict a continuous target variable (potentially all three of the possible targets in turn), and logistic regression to predict the target classes of high or low rates of the target variable, after suitable transformation of the target data. </text:span><text:span text:style-name="T57">In both cases, Scikit Learn implements variants that employ stability selection.</text:span></text:p>
      <text:p text:style-name="P42"><text:s/></text:p>
      <text:p text:style-name="P16"><text:span text:style-name="T56">For the</text:span><text:span text:style-name="T41"> multi</text:span><text:span text:style-name="T50">p</text:span><text:span text:style-name="T41">le linear </text:span><text:span text:style-name="T50">regressor </text:span><text:span text:style-name="T56">I will use Scikit Learn’s RandomizedLasso regressor. </text:span><text:span text:style-name="T58">Using GridSearchCV I will search for optimal settings for the alpha and </text:span><text:span text:style-name="T59">scaling parameters.</text:span></text:p>
      <text:p text:style-name="P43"/>
      <text:p text:style-name="P18"><text:span text:style-name="T41">For the logistic regression, my plan </text:span><text:span text:style-name="T60">is</text:span><text:span text:style-name="T41"> to use Scikit Learns RandomizedLogisticRegression classifier, varying the C and scaling parameters with GridSearchCV. If I can learn enough R to implement this in R, </text:span><text:span text:style-name="T60">however,</text:span><text:span text:style-name="T41"> I will try that, since the additional statistical data that the R package implementation provides will enable a </text:span><text:span text:style-name="T60">more detailed</text:span><text:span text:style-name="T41"> comparison with the benchmark study of Bibb County in Georgia.</text:span></text:p>
      <text:p text:style-name="P44"/>
      <text:p text:style-name="P38">Conclusion</text:p>
      <text:p text:style-name="P19"><text:span text:style-name="T41">The features suggested for action to reduce LBW will be those </text:span><text:span text:style-name="T61">ranked</text:span><text:span text:style-name="T41"> </text:span><text:span text:style-name="T61">the highest </text:span><text:span text:style-name="T41">by the most accurate 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nova" svg:font-family="proxima-nova, helvetica, sans-serif"/>
    <style:font-face style:name="Arial Rounded MT Bold" svg:font-family="'Arial Rounded MT Bold'" style:font-pitch="variable"/>
    <style:font-face style:name="Liberation Mono" svg:font-family="'Liberation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1-14T23:50:49.913040000</dc:date>
    <meta:editing-duration>P3DT15H3M59S</meta:editing-duration>
    <meta:editing-cycles>16</meta:editing-cycles>
    <meta:generator>LibreOffice/5.2.3.3$MacOSX_X86_64 LibreOffice_project/d54a8868f08a7b39642414cf2c8ef2f228f780cf</meta:generator>
    <meta:document-statistic meta:table-count="0" meta:image-count="0" meta:object-count="0" meta:page-count="3" meta:paragraph-count="46" meta:word-count="1389" meta:character-count="9104" meta:non-whitespace-character-count="7755"/>
  </office:meta>
</office:document-meta>
</file>